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2"/>
    <style:style style:name="P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P8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4pt" fo:language="zxx" fo:country="none" fo:font-style="normal" fo:text-shadow="none" style:text-underline-style="none" fo:font-weight="normal" style:letter-kerning="true" style:font-name-asian="Andale Sans UI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text-line-through-style="solid" fo:font-size="16.1000003814697pt" style:font-size-asian="16.1000003814697pt" style:font-size-complex="16.1000003814697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style:text-outline="false" style:text-line-through-style="none" style:font-name="Arial1" fo:font-size="14pt" fo:language="zxx" fo:country="none" fo:font-style="normal" fo:text-shadow="none" style:text-underline-style="none" fo:font-weight="normal" style:letter-kerning="true" style:font-name-asian="Andale Sans UI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18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" style:family="graphic">
      <style:graphic-properties draw:stroke="dash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19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20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5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21" draw:fill-image-name="Bitmape_20_1" fo:min-height="1.8465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6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22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7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23" draw:fill-image-name="Bitmape_20_1" fo:min-height="1.3453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8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24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25" draw:fill-image-name="Bitmape_20_1" fo:min-height="1.3453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26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1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27" draw:fill-image-name="Bitmape_20_1" fo:min-height="1.048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28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3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29" draw:fill-image-name="Bitmape_20_1" fo:min-height="1.3453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30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5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31" draw:fill-image-name="Bitmape_20_1" fo:min-height="1.3453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6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32" draw:fill-image-name="Bitmape_20_1" fo:min-height="0.2181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7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33" draw:fill-image-name="Bitmape_20_1" fo:min-height="0.2189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draw:stroke-dash="Fine_20_Dashed" svg:stroke-width="0.0201in" svg:stroke-color="#000000" draw:marker-start="" draw:marker-start-width="0.1181in" draw:marker-start-center="false" draw:marker-end="Arrow" draw:marker-end-width="0.1201in" draw:marker-end-center="false" draw:fill="none" draw:fill-color="#99ccff" draw:fill-gradient-name="Gradient_20_7" draw:fill-hatch-name="Hatch_20_34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19" style:family="graphic">
      <style:graphic-properties draw:stroke="solid" draw:stroke-dash="Fine_20_Dashed" svg:stroke-width="0.0201in" svg:stroke-color="#000000" draw:marker-start="" draw:marker-start-width="0.1181in" draw:marker-start-center="false" draw:marker-end="Arrow" draw:marker-end-width="0.1201in" draw:marker-end-center="false" draw:fill="none" draw:fill-color="#99ccff" draw:fill-gradient-name="Gradient_20_7" draw:fill-hatch-name="Hatch_20_35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0" style:family="graphic">
      <style:graphic-properties draw:stroke="solid" draw:stroke-dash="Fine_20_Dashed" svg:stroke-width="0.0201in" svg:stroke-color="#000000" draw:marker-start="" draw:marker-start-width="0.1181in" draw:marker-start-center="false" draw:marker-end="Arrow" draw:marker-end-width="0.1201in" draw:marker-end-center="false" draw:fill="none" draw:fill-color="#99ccff" draw:fill-gradient-name="Gradient_20_7" draw:fill-hatch-name="Hatch_20_36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1" style:family="graphic">
      <style:graphic-properties draw:stroke="solid" draw:stroke-dash="Fine_20_Dashed" svg:stroke-width="0.0201in" svg:stroke-color="#000000" draw:marker-start="" draw:marker-start-width="0.1181in" draw:marker-start-center="false" draw:marker-end="Arrow" draw:marker-end-width="0.1201in" draw:marker-end-center="false" draw:fill="none" draw:fill-color="#99ccff" draw:fill-gradient-name="Gradient_20_7" draw:fill-hatch-name="Hatch_20_37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2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1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3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2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4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3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5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4" draw:fill-image-name="Bitmape_20_1" fo:min-height="1.8819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6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5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7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6" draw:fill-image-name="Bitmape_20_1" fo:min-height="1.3717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8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7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9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8" draw:fill-image-name="Bitmape_20_1" fo:min-height="1.3717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0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9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1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0" draw:fill-image-name="Bitmape_20_1" fo:min-height="1.0693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2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11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3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2" draw:fill-image-name="Bitmape_20_1" fo:min-height="1.3736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4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3" draw:fill-image-name="Bitmape_20_1" fo:min-height="0.1319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5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14" draw:fill-image-name="Bitmape_20_1" fo:min-height="0.1319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6" style:family="graphic">
      <style:graphic-properties draw:stroke="solid" draw:stroke-dash="Fine_20_Dashed" svg:stroke-width="0.0201in" svg:stroke-color="#000000" draw:marker-start="" draw:marker-start-width="0.1181in" draw:marker-start-center="false" draw:marker-end="Arrow" draw:marker-end-width="0.1201in" draw:marker-end-center="false" draw:fill="none" draw:fill-color="#99ccff" draw:fill-gradient-name="Gradient_20_7" draw:fill-hatch-name="Hatch_20_15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7" style:family="graphic">
      <style:graphic-properties draw:stroke="solid" draw:stroke-dash="Fine_20_Dashed" svg:stroke-width="0.0201in" svg:stroke-color="#000000" draw:marker-start="" draw:marker-start-width="0.1181in" draw:marker-start-center="false" draw:marker-end="Arrow" draw:marker-end-width="0.1201in" draw:marker-end-center="false" draw:fill="none" draw:fill-color="#99ccff" draw:fill-gradient-name="Gradient_20_7" draw:fill-hatch-name="Hatch_20_16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8" style:family="graphic">
      <style:graphic-properties draw:stroke="solid" draw:stroke-dash="Fine_20_Dashed" svg:stroke-width="0.0201in" svg:stroke-color="#000000" draw:marker-start="" draw:marker-start-width="0.1181in" draw:marker-start-center="false" draw:marker-end="Arrow" draw:marker-end-width="0.1201in" draw:marker-end-center="false" draw:fill="none" draw:fill-color="#99ccff" draw:fill-gradient-name="Gradient_20_7" draw:fill-hatch-name="Hatch_20_17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9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38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0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39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1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40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2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41" draw:fill-image-name="Bitmape_20_1" fo:min-height="1.8819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3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42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4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43" draw:fill-image-name="Bitmape_20_1" fo:min-height="1.3717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5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44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6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45" draw:fill-image-name="Bitmape_20_1" fo:min-height="1.3717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7" style:family="graphic">
      <style:graphic-properties draw:stroke="solid" draw:stroke-dash="Fine_20_Dashed" svg:stroke-width="0.0201in" svg:stroke-color="#000000" draw:marker-start="" draw:marker-start-width="0.1181in" draw:marker-start-center="false" draw:marker-end="" draw:marker-end-width="0.1181in" draw:marker-end-center="false" draw:fill="solid" draw:fill-color="#ffffff" draw:fill-gradient-name="Gradient_20_7" draw:fill-hatch-name="Hatch_20_46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8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47" draw:fill-image-name="Bitmape_20_1" fo:min-height="1.0693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49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48" draw:fill-image-name="Bitmape_20_1" fo:min-height="0.1319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50" style:family="graphic">
      <style:graphic-properties draw:stroke="none" draw:stroke-dash="Fine_20_Dashed" svg:stroke-width="0.0201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49" draw:fill-image-name="Bitmape_20_1" fo:min-height="0.1319in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51" style:family="graphic">
      <style:graphic-properties draw:stroke="solid" draw:stroke-dash="Fine_20_Dashed" svg:stroke-width="0.0201in" svg:stroke-color="#000000" draw:marker-start="" draw:marker-start-width="0.1181in" draw:marker-start-center="false" draw:marker-end="Arrow" draw:marker-end-width="0.1201in" draw:marker-end-center="false" draw:fill="none" draw:fill-color="#99ccff" draw:fill-gradient-name="Gradient_20_7" draw:fill-hatch-name="Hatch_20_50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52" style:family="graphic">
      <style:graphic-properties draw:stroke="solid" draw:stroke-dash="Fine_20_Dashed" svg:stroke-width="0.0201in" svg:stroke-color="#000000" draw:marker-start="" draw:marker-start-width="0.1181in" draw:marker-start-center="false" draw:marker-end="Arrow" draw:marker-end-width="0.1201in" draw:marker-end-center="false" draw:fill="none" draw:fill-color="#99ccff" draw:fill-gradient-name="Gradient_20_7" draw:fill-hatch-name="Hatch_20_51" draw:fill-image-name="Bitmape_20_1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ixelBoss</text:span> PixelGL</text:h>
      <text:p text:style-name="P2">The goal of this project is to create a board that allows users to control a large number of pixels from a low powered arduino type space.</text:p>
      <text:p text:style-name="Text_20_body">Generally,</text:p>
      <text:list xml:id="list32727037" text:style-name="L1">
        <text:list-item>
          <text:p text:style-name="P1">The user operates the API by sending draw and config commands</text:p>
        </text:list-item>
        <text:list-item>
          <text:p text:style-name="P1">The graphics engine takes objects and layers and sets them up for rendering</text:p>
        </text:list-item>
        <text:list-item>
          <text:p text:style-name="P1">The physical interface calculates values for LEDs at various physical locations and ships them out.</text:p>
        </text:list-item>
      </text:list>
      <text:p text:style-name="Text_20_body"/>
      <text:p text:style-name="Text_20_body">The initial spec dictates a board that takes commands and produces serial strings, so here's how the full user experience would be:</text:p>
      <text:p text:style-name="Text_20_body"><draw:g text:anchor-type="paragraph" draw:z-index="0" draw:style-name="gr1"><draw:rect draw:style-name="gr2" draw:text-style-name="P6" svg:width="5.1567in" svg:height="2.3331in" svg:x="1.7189in" svg:y="0.0866in"><text:p/></draw:rect><draw:rect draw:style-name="gr3" draw:text-style-name="P6" svg:width="3.8067in" svg:height="1.9039in" svg:x="3.0075in" svg:y="0.4547in"><text:p/></draw:rect><draw:rect draw:style-name="gr4" draw:text-style-name="P6" svg:width="1.4732in" svg:height="1.965in" svg:x="0in" svg:y="0.4547in"><text:p/></draw:rect><draw:frame draw:style-name="gr5" draw:text-style-name="P8" svg:width="1.4732in" svg:height="1.965in" svg:x="0in" svg:y="0.4547in"><draw:text-box><text:p text:style-name="P7"><text:span text:style-name="T4">Arduino</text:span></text:p></draw:text-box></draw:frame><draw:rect draw:style-name="gr6" draw:text-style-name="P6" svg:width="0.9823in" svg:height="1.4122in" svg:x="4.5425in" svg:y="0.8846in"><text:p/></draw:rect><draw:frame draw:style-name="gr7" draw:text-style-name="P8" svg:width="1.1051in" svg:height="1.4634in" svg:x="4.4811in" svg:y="0.8331in"><draw:text-box><text:p text:style-name="P7"><text:span text:style-name="T4">Pixel</text:span></text:p><text:p text:style-name="P7"><text:span text:style-name="T4">Physical</text:span></text:p><text:p text:style-name="P7"><text:span text:style-name="T4">Location</text:span></text:p><text:p text:style-name="P7"><text:span text:style-name="T4">Config</text:span></text:p><text:p text:style-name="P7"><text:span text:style-name="T4">(viewport)</text:span></text:p></draw:text-box></draw:frame><draw:rect draw:style-name="gr8" draw:text-style-name="P6" svg:width="0.9823in" svg:height="1.4732in" svg:x="5.7701in" svg:y="0.8232in"><text:p/></draw:rect><draw:frame draw:style-name="gr9" draw:text-style-name="P8" svg:width="0.9823in" svg:height="1.4634in" svg:x="5.7701in" svg:y="0.8331in"><draw:text-box><text:p text:style-name="P7"><text:span text:style-name="T4">Serial</text:span></text:p><text:p text:style-name="P7"><text:span text:style-name="T4">Drivers</text:span></text:p></draw:text-box></draw:frame><draw:rect draw:style-name="gr10" draw:text-style-name="P6" svg:width="1.228in" svg:height="1.2276in" svg:x="3.0693in" svg:y="0.9465in"><text:p/></draw:rect><draw:frame draw:style-name="gr11" draw:text-style-name="P8" svg:width="1.228in" svg:height="1.1661in" svg:x="3.0689in" svg:y="0.9465in"><draw:text-box><text:p text:style-name="P7"><text:span text:style-name="T4">Graphics</text:span></text:p><text:p text:style-name="P7"><text:span text:style-name="T4">Engine</text:span></text:p></draw:text-box></draw:frame><draw:rect draw:style-name="gr12" draw:text-style-name="P6" svg:width="0.9815in" svg:height="1.4732in" svg:x="1.8425in" svg:y="0.8232in"><text:p/></draw:rect><draw:frame draw:style-name="gr13" draw:text-style-name="P8" svg:width="0.9823in" svg:height="1.4634in" svg:x="1.8417in" svg:y="0.8331in"><draw:text-box><text:p text:style-name="P7"><text:span text:style-name="T4">Serial</text:span></text:p><text:p text:style-name="P7"><text:span text:style-name="T4">Parser</text:span></text:p></draw:text-box></draw:frame><draw:rect draw:style-name="gr14" draw:text-style-name="P6" svg:width="1.228in" svg:height="1.4732in" svg:x="0.1236in" svg:y="0.8232in"><text:p/></draw:rect><draw:frame draw:style-name="gr15" draw:text-style-name="P8" svg:width="1.228in" svg:height="1.4634in" svg:x="0.1228in" svg:y="0.8331in"><draw:text-box><text:p text:style-name="P7"><text:span text:style-name="T4">Serial</text:span></text:p><text:p text:style-name="P7"><text:span text:style-name="T4">Commands </text:span></text:p><text:p text:style-name="P7"><text:span text:style-name="T4"/></text:p></draw:text-box></draw:frame><draw:frame draw:style-name="gr16" draw:text-style-name="P8" svg:width="2.2098in" svg:height="0.3425in" svg:x="1.7189in" svg:y="0.1232in"><draw:text-box><text:p text:style-name="P7"><text:span text:style-name="T4">PixelGL board</text:span></text:p></draw:text-box></draw:frame><draw:frame draw:style-name="gr17" draw:text-style-name="P8" svg:width="2.2098in" svg:height="0.3425in" svg:x="3.0075in" svg:y="0.4547in"><draw:text-box><text:p text:style-name="P7"><text:span text:style-name="T4">Periodic tasks</text:span></text:p></draw:text-box></draw:frame><draw:line draw:style-name="gr18" draw:text-style-name="P6" svg:x1="1.3508in" svg:y1="1.5594in" svg:x2="1.8417in" svg:y2="1.5594in"><text:p/></draw:line><draw:line draw:style-name="gr19" draw:text-style-name="P6" svg:x1="2.824in" svg:y1="1.5594in" svg:x2="3.0697in" svg:y2="1.5594in"><text:p/></draw:line><draw:line draw:style-name="gr20" draw:text-style-name="P6" svg:x1="4.2972in" svg:y1="1.5594in" svg:x2="4.5429in" svg:y2="1.5594in"><text:p/></draw:line><draw:line draw:style-name="gr21" draw:text-style-name="P6" svg:x1="5.5248in" svg:y1="1.5594in" svg:x2="5.7705in" svg:y2="1.5594in"><text:p/></draw:line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Topology of the proposed solution</text:p>
      <text:p text:style-name="P3"/>
      <text:p text:style-name="Text_20_body">Basically, the user defines spaces, locations of LEDs, what view those are mapping to, and refresh speeds. <text:s/>They make content by sending vertex information to the engine that moves shapes around for motion, color change, etc.</text:p>
      <text:p text:style-name="Text_20_body">Proposed cost: $10.00</text:p>
      <text:h text:style-name="Heading_20_2" text:outline-level="2">The FadeCandy</text:h>
      <text:p text:style-name="P2">Compare and contrast to the pre-existing fadecandy product.</text:p>
      <text:p text:style-name="Text_20_body">The fadecandy is a mcu with serial output streams. <text:s/>It takes discrete LED state information and puts it into an output DMA map, the DMA controller gets the information and outputs it automatically.</text:p>
      <text:p text:style-name="Text_20_body">The fadecandy server (fcserver) is a data jockey. <text:s/>It also deals with discrete information and simply passes the data between ports, using the Open Pixel Control protocol</text:p>
      <text:p text:style-name="Text_20_body">The processing instance does the graphical work.</text:p>
      <text:p text:style-name="Text_20_body">Cost: $24.95</text:p>
      <text:p text:style-name="Text_20_body"/>
      <text:p text:style-name="Text_20_body"><text:soft-page-break/></text:p>
      <text:p text:style-name="Text_20_body"><draw:g text:anchor-type="paragraph" draw:z-index="1" draw:style-name="gr1"><draw:rect draw:style-name="gr22" draw:text-style-name="P6" svg:width="3.8752in" svg:height="2.563in" svg:x="0.0165in" svg:y="0.161in"><text:p/></draw:rect><draw:rect draw:style-name="gr23" draw:text-style-name="P6" svg:width="2.5004in" svg:height="2.0004in" svg:x="4.2665in" svg:y="0.5984in"><text:p/></draw:rect><draw:rect draw:style-name="gr24" draw:text-style-name="P6" svg:width="1.5004in" svg:height="2.0004in" svg:x="0.1417in" svg:y="0.5984in"><text:p/></draw:rect><draw:frame draw:style-name="gr25" draw:text-style-name="P8" svg:width="1.5004in" svg:height="2.0004in" svg:x="0.1417in" svg:y="0.5984in"><draw:text-box><text:p text:style-name="P7"><text:span text:style-name="T4">Processing</text:span></text:p></draw:text-box></draw:frame><draw:rect draw:style-name="gr26" draw:text-style-name="P6" svg:width="1.0004in" svg:height="1.4378in" svg:x="4.3917in" svg:y="1.0362in"><text:p/></draw:rect><draw:frame draw:style-name="gr27" draw:text-style-name="P8" svg:width="1.1252in" svg:height="1.4898in" svg:x="4.3291in" svg:y="0.9839in"><draw:text-box><text:p text:style-name="P7"><text:span text:style-name="T4">Pixel</text:span></text:p><text:p text:style-name="P7"><text:span text:style-name="T4">Physical</text:span></text:p><text:p text:style-name="P7"><text:span text:style-name="T4">Location</text:span></text:p><text:p text:style-name="P7"><text:span text:style-name="T4">Config</text:span></text:p><text:p text:style-name="P7"><text:span text:style-name="T4">(viewport)</text:span></text:p></draw:text-box></draw:frame><draw:rect draw:style-name="gr28" draw:text-style-name="P6" svg:width="1.0004in" svg:height="1.5004in" svg:x="5.6417in" svg:y="0.9736in"><text:p/></draw:rect><draw:frame draw:style-name="gr29" draw:text-style-name="P8" svg:width="1.0004in" svg:height="1.4898in" svg:x="5.6417in" svg:y="0.9839in"><draw:text-box><text:p text:style-name="P7"><text:span text:style-name="T4">Serial</text:span></text:p><text:p text:style-name="P7"><text:span text:style-name="T4">Drivers</text:span></text:p></draw:text-box></draw:frame><draw:rect draw:style-name="gr30" draw:text-style-name="P6" svg:width="1.2504in" svg:height="1.2504in" svg:x="0.2673in" svg:y="1.0362in"><text:p/></draw:rect><draw:frame draw:style-name="gr31" draw:text-style-name="P8" svg:width="1.2504in" svg:height="1.1878in" svg:x="0.2665in" svg:y="1.0362in"><draw:text-box><text:p text:style-name="P7"><text:span text:style-name="T4">Graphics</text:span></text:p><text:p text:style-name="P7"><text:span text:style-name="T4">Engine</text:span></text:p></draw:text-box></draw:frame><draw:rect draw:style-name="gr32" draw:text-style-name="P6" svg:width="1.9996in" svg:height="1.5004in" svg:x="1.7673in" svg:y="0.9736in"><text:p/></draw:rect><draw:frame draw:style-name="gr33" draw:text-style-name="P8" svg:width="2.0004in" svg:height="1.4921in" svg:x="1.7665in" svg:y="0.9736in"><draw:text-box><text:p text:style-name="P7"><text:span text:style-name="T4">FadeCandy server (Sends openPixel commands)</text:span></text:p></draw:text-box></draw:frame><draw:frame draw:style-name="gr34" draw:text-style-name="P8" svg:width="2.2504in" svg:height="0.3425in" svg:x="4.3917in" svg:y="0.5984in"><draw:text-box><text:p text:style-name="P7"><text:span text:style-name="T4">FadeCandy board</text:span></text:p></draw:text-box></draw:frame><draw:frame draw:style-name="gr35" draw:text-style-name="P8" svg:width="2.2504in" svg:height="0.3425in" svg:x="0.0165in" svg:y="0.161in"><draw:text-box><text:p text:style-name="P7"><text:span text:style-name="T4">Classical PC</text:span></text:p></draw:text-box></draw:frame><draw:line draw:style-name="gr36" draw:text-style-name="P6" svg:x1="1.5165in" svg:y1="1.7236in" svg:x2="1.7665in" svg:y2="1.7236in"><text:p/></draw:line><draw:line draw:style-name="gr37" draw:text-style-name="P6" svg:x1="3.7665in" svg:y1="1.7236in" svg:x2="4.3917in" svg:y2="1.7236in"><text:p/></draw:line><draw:line draw:style-name="gr38" draw:text-style-name="P6" svg:x1="5.3917in" svg:y1="1.7236in" svg:x2="5.6417in" svg:y2="1.7236in"><text:p/></draw:line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pan text:style-name="T2">Topology of the FadeCandy implementation</text:span></text:p>
      <text:h text:style-name="Heading_20_2" text:outline-level="2">Teensy OctoWS2812 Library</text:h>
      <text:p text:style-name="P2">Compare and contrast Paul S's OctoWS2812 library</text:p>
      <text:p text:style-name="Text_20_body">The OctoWS2812 lib allows 8 strands to be placed on a teensy 3.2. <text:s/>It also allows frame sync.</text:p>
      <text:p text:style-name="Text_20_body">The API works very discretely as well. <text:s/>The user tells exactly which pixels to be what color to be. <text:s/>The teensy sketch has a serial parser that outputs the data to the LEDs, and the graphics engine is processing, running directly to the serial instance of the teensy.</text:p>
      <text:p text:style-name="Text_20_body">Cost: $19.95</text:p>
      <text:p text:style-name="Text_20_body"/>
      <text:p text:style-name="Text_20_body"><draw:g text:anchor-type="paragraph" draw:z-index="2" draw:style-name="gr1"><draw:rect draw:style-name="gr39" draw:text-style-name="P6" svg:width="1.7496in" svg:height="2.563in" svg:x="1.0909in" svg:y="0.0453in"><text:p/></draw:rect><draw:rect draw:style-name="gr40" draw:text-style-name="P6" svg:width="2.5004in" svg:height="2.0004in" svg:x="3.2161in" svg:y="0.4827in"><text:p/></draw:rect><draw:rect draw:style-name="gr41" draw:text-style-name="P6" svg:width="1.5004in" svg:height="2.0004in" svg:x="1.2161in" svg:y="0.4827in"><text:p/></draw:rect><draw:frame draw:style-name="gr42" draw:text-style-name="P8" svg:width="1.5004in" svg:height="2.0004in" svg:x="1.2161in" svg:y="0.4827in"><draw:text-box><text:p text:style-name="P7"><text:span text:style-name="T4">Processing</text:span></text:p></draw:text-box></draw:frame><draw:rect draw:style-name="gr43" draw:text-style-name="P6" svg:width="0.9996in" svg:height="1.4378in" svg:x="3.3409in" svg:y="0.9205in"><text:p/></draw:rect><draw:frame draw:style-name="gr44" draw:text-style-name="P8" svg:width="1.1252in" svg:height="1.4898in" svg:x="3.2783in" svg:y="0.8681in"><draw:text-box><text:p text:style-name="P7"><text:span text:style-name="T4">Pixel</text:span></text:p><text:p text:style-name="P7"><text:span text:style-name="T4">Physical</text:span></text:p><text:p text:style-name="P7"><text:span text:style-name="T4">Location</text:span></text:p><text:p text:style-name="P7"><text:span text:style-name="T4">Config</text:span></text:p><text:p text:style-name="P7"><text:span text:style-name="T4">(viewport)</text:span></text:p></draw:text-box></draw:frame><draw:rect draw:style-name="gr45" draw:text-style-name="P6" svg:width="1.0004in" svg:height="1.5004in" svg:x="4.5909in" svg:y="0.8579in"><text:p/></draw:rect><draw:frame draw:style-name="gr46" draw:text-style-name="P8" svg:width="1.0012in" svg:height="1.4898in" svg:x="4.5902in" svg:y="0.8681in"><draw:text-box><text:p text:style-name="P7"><text:span text:style-name="T4">Serial</text:span></text:p><text:p text:style-name="P7"><text:span text:style-name="T4">Drivers</text:span></text:p></draw:text-box></draw:frame><draw:rect draw:style-name="gr47" draw:text-style-name="P6" svg:width="1.2504in" svg:height="1.2504in" svg:x="1.3417in" svg:y="0.9205in"><text:p/></draw:rect><draw:frame draw:style-name="gr48" draw:text-style-name="P8" svg:width="1.2504in" svg:height="1.1878in" svg:x="1.3409in" svg:y="0.9205in"><draw:text-box><text:p text:style-name="P7"><text:span text:style-name="T4">Graphics</text:span></text:p><text:p text:style-name="P7"><text:span text:style-name="T4">Engine</text:span></text:p></draw:text-box></draw:frame><draw:frame draw:style-name="gr49" draw:text-style-name="P8" svg:width="2.2504in" svg:height="0.3425in" svg:x="3.3409in" svg:y="0.4827in"><draw:text-box><text:p text:style-name="P7"><text:span text:style-name="T4">Teensy 3.2</text:span></text:p></draw:text-box></draw:frame><draw:frame draw:style-name="gr50" draw:text-style-name="P8" svg:width="1.6252in" svg:height="0.3425in" svg:x="1.2161in" svg:y="0.0453in"><draw:text-box><text:p text:style-name="P7"><text:span text:style-name="T4">Classical PC</text:span></text:p></draw:text-box></draw:frame><draw:line draw:style-name="gr51" draw:text-style-name="P6" svg:x1="2.5909in" svg:y1="1.6083in" svg:x2="3.2157in" svg:y2="1.6083in"><text:p/></draw:line><draw:line draw:style-name="gr52" draw:text-style-name="P6" svg:x1="4.3409in" svg:y1="1.6083in" svg:x2="4.5909in" svg:y2="1.6083in"><text:p/></draw:line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Teensy <text:span text:style-name="T2">OctoWS2812</text:span> implementation</text:p>
      <text:h text:style-name="Heading_20_2" text:outline-level="2"><text:soft-page-break/></text:h>
      <text:h text:style-name="Heading_20_2" text:outline-level="2">Conclusion</text:h>
      <text:p text:style-name="Text_20_body">From this exploration,</text:p>
      <text:list xml:id="list36279458" text:style-name="L2">
        <text:list-item>
          <text:p text:style-name="P5">Processing is typically the graphical workhorse</text:p>
        </text:list-item>
        <text:list-item>
          <text:p text:style-name="P5">FadeCandy is most likely a repackaged Teensy OctoWS2812 with Open Pixel Controller.</text:p>
        </text:list-item>
        <text:list-item>
          <text:p text:style-name="P5">While the teensy and fadecandy sell for $20 and $25 respectively, we're proposing selling the same powered hardware <text:span text:style-name="T2">with</text:span><text:span text:style-name="T3"> the graphics engine coded in for $10.</text:span></text:p>
        </text:list-item>
        <text:list-item>
          <text:p text:style-name="P5"><text:span text:style-name="T3">Looking at it a different way, Both Adafruit and PJRC offer a hardware board that is capable of driving 8 strings of ws2812s, discretely controlled over a USB interface. <text:s/>We are proposing re-writing that functionality, redesigning the board, plus adding on the graphics engi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15" draw:display-name="Hatch 15" draw:style="single" draw:color="#000000" draw:distance="0.0043in" draw:rotation="0"/>
    <draw:hatch draw:name="Hatch_20_16" draw:display-name="Hatch 16" draw:style="single" draw:color="#000000" draw:distance="0.0043in" draw:rotation="0"/>
    <draw:hatch draw:name="Hatch_20_17" draw:display-name="Hatch 17" draw:style="single" draw:color="#000000" draw:distance="0.0043in" draw:rotation="0"/>
    <draw:hatch draw:name="Hatch_20_18" draw:display-name="Hatch 18" draw:style="single" draw:color="#000000" draw:distance="0.0043in" draw:rotation="0"/>
    <draw:hatch draw:name="Hatch_20_19" draw:display-name="Hatch 19" draw:style="single" draw:color="#000000" draw:distance="0.0043in" draw:rotation="0"/>
    <draw:hatch draw:name="Hatch_20_2" draw:display-name="Hatch 2" draw:style="single" draw:color="#000000" draw:distance="0.0043in" draw:rotation="0"/>
    <draw:hatch draw:name="Hatch_20_20" draw:display-name="Hatch 20" draw:style="single" draw:color="#000000" draw:distance="0.0043in" draw:rotation="0"/>
    <draw:hatch draw:name="Hatch_20_21" draw:display-name="Hatch 21" draw:style="single" draw:color="#000000" draw:distance="0.0043in" draw:rotation="0"/>
    <draw:hatch draw:name="Hatch_20_22" draw:display-name="Hatch 22" draw:style="single" draw:color="#000000" draw:distance="0.0043in" draw:rotation="0"/>
    <draw:hatch draw:name="Hatch_20_23" draw:display-name="Hatch 23" draw:style="single" draw:color="#000000" draw:distance="0.0043in" draw:rotation="0"/>
    <draw:hatch draw:name="Hatch_20_24" draw:display-name="Hatch 24" draw:style="single" draw:color="#000000" draw:distance="0.0043in" draw:rotation="0"/>
    <draw:hatch draw:name="Hatch_20_25" draw:display-name="Hatch 25" draw:style="single" draw:color="#000000" draw:distance="0.0043in" draw:rotation="0"/>
    <draw:hatch draw:name="Hatch_20_26" draw:display-name="Hatch 26" draw:style="single" draw:color="#000000" draw:distance="0.0043in" draw:rotation="0"/>
    <draw:hatch draw:name="Hatch_20_27" draw:display-name="Hatch 27" draw:style="single" draw:color="#000000" draw:distance="0.0043in" draw:rotation="0"/>
    <draw:hatch draw:name="Hatch_20_28" draw:display-name="Hatch 28" draw:style="single" draw:color="#000000" draw:distance="0.0043in" draw:rotation="0"/>
    <draw:hatch draw:name="Hatch_20_29" draw:display-name="Hatch 29" draw:style="single" draw:color="#000000" draw:distance="0.0043in" draw:rotation="0"/>
    <draw:hatch draw:name="Hatch_20_3" draw:display-name="Hatch 3" draw:style="single" draw:color="#000000" draw:distance="0.0043in" draw:rotation="0"/>
    <draw:hatch draw:name="Hatch_20_30" draw:display-name="Hatch 30" draw:style="single" draw:color="#000000" draw:distance="0.0043in" draw:rotation="0"/>
    <draw:hatch draw:name="Hatch_20_31" draw:display-name="Hatch 31" draw:style="single" draw:color="#000000" draw:distance="0.0043in" draw:rotation="0"/>
    <draw:hatch draw:name="Hatch_20_32" draw:display-name="Hatch 32" draw:style="single" draw:color="#000000" draw:distance="0.0043in" draw:rotation="0"/>
    <draw:hatch draw:name="Hatch_20_33" draw:display-name="Hatch 33" draw:style="single" draw:color="#000000" draw:distance="0.0043in" draw:rotation="0"/>
    <draw:hatch draw:name="Hatch_20_34" draw:display-name="Hatch 34" draw:style="single" draw:color="#000000" draw:distance="0.0043in" draw:rotation="0"/>
    <draw:hatch draw:name="Hatch_20_35" draw:display-name="Hatch 35" draw:style="single" draw:color="#000000" draw:distance="0.0043in" draw:rotation="0"/>
    <draw:hatch draw:name="Hatch_20_36" draw:display-name="Hatch 36" draw:style="single" draw:color="#000000" draw:distance="0.0043in" draw:rotation="0"/>
    <draw:hatch draw:name="Hatch_20_37" draw:display-name="Hatch 37" draw:style="single" draw:color="#000000" draw:distance="0.0043in" draw:rotation="0"/>
    <draw:hatch draw:name="Hatch_20_38" draw:display-name="Hatch 38" draw:style="single" draw:color="#000000" draw:distance="0.0043in" draw:rotation="0"/>
    <draw:hatch draw:name="Hatch_20_39" draw:display-name="Hatch 39" draw:style="single" draw:color="#000000" draw:distance="0.0043in" draw:rotation="0"/>
    <draw:hatch draw:name="Hatch_20_4" draw:display-name="Hatch 4" draw:style="single" draw:color="#000000" draw:distance="0.0043in" draw:rotation="0"/>
    <draw:hatch draw:name="Hatch_20_40" draw:display-name="Hatch 40" draw:style="single" draw:color="#000000" draw:distance="0.0043in" draw:rotation="0"/>
    <draw:hatch draw:name="Hatch_20_41" draw:display-name="Hatch 41" draw:style="single" draw:color="#000000" draw:distance="0.0043in" draw:rotation="0"/>
    <draw:hatch draw:name="Hatch_20_42" draw:display-name="Hatch 42" draw:style="single" draw:color="#000000" draw:distance="0.0043in" draw:rotation="0"/>
    <draw:hatch draw:name="Hatch_20_43" draw:display-name="Hatch 43" draw:style="single" draw:color="#000000" draw:distance="0.0043in" draw:rotation="0"/>
    <draw:hatch draw:name="Hatch_20_44" draw:display-name="Hatch 44" draw:style="single" draw:color="#000000" draw:distance="0.0043in" draw:rotation="0"/>
    <draw:hatch draw:name="Hatch_20_45" draw:display-name="Hatch 45" draw:style="single" draw:color="#000000" draw:distance="0.0043in" draw:rotation="0"/>
    <draw:hatch draw:name="Hatch_20_46" draw:display-name="Hatch 46" draw:style="single" draw:color="#000000" draw:distance="0.0043in" draw:rotation="0"/>
    <draw:hatch draw:name="Hatch_20_47" draw:display-name="Hatch 47" draw:style="single" draw:color="#000000" draw:distance="0.0043in" draw:rotation="0"/>
    <draw:hatch draw:name="Hatch_20_48" draw:display-name="Hatch 48" draw:style="single" draw:color="#000000" draw:distance="0.0043in" draw:rotation="0"/>
    <draw:hatch draw:name="Hatch_20_49" draw:display-name="Hatch 49" draw:style="single" draw:color="#000000" draw:distance="0.0043in" draw:rotation="0"/>
    <draw:hatch draw:name="Hatch_20_5" draw:display-name="Hatch 5" draw:style="single" draw:color="#000000" draw:distance="0.0043in" draw:rotation="0"/>
    <draw:hatch draw:name="Hatch_20_50" draw:display-name="Hatch 50" draw:style="single" draw:color="#000000" draw:distance="0.0043in" draw:rotation="0"/>
    <draw:hatch draw:name="Hatch_20_51" draw:display-name="Hatch 51" draw:style="single" draw:color="#000000" draw:distance="0.0043in" draw:rotation="0"/>
    <draw:hatch draw:name="Hatch_20_6" draw:display-name="Hatch 6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shall Taylor</meta:initial-creator>
    <meta:creation-date>2015-12-31T12:33:44.14</meta:creation-date>
    <dc:date>2015-12-31T16:55:28.01</dc:date>
    <dc:creator>Marshall Taylor</dc:creator>
    <meta:editing-duration>PT55M14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3" meta:paragraph-count="29" meta:word-count="398" meta:character-count="2432"/>
  </office:meta>
</office:document-meta>
</file>